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x0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x2</text:p>
          </table:table-cell>
          <table:table-cell table:style-name="ce1" office:value-type="string">
            <text:p>x3</text:p>
          </table:table-cell>
          <table:table-cell table:style-name="ce3" office:value-type="string">
            <text:p>y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-0.1">
            <text:p>-0.1</text:p>
          </table:table-cell>
          <table:table-cell table:style-name="ce2" office:value-type="float" office:value="-0.2">
            <text:p>-0.2</text:p>
          </table:table-cell>
          <table:table-cell table:style-name="ce2" office:value-type="float" office:value="-0.3">
            <text:p>-0.3</text:p>
          </table:table-cell>
          <table:table-cell table:style-name="ce2" office:value-type="float" office:value="-0.4">
            <text:p>-0.4</text:p>
          </table:table-cell>
          <table:table-cell table:style-name="ce3"/>
          <table:table-cell table:style-name="ce1" office:value-type="string">
            <text:p>h0xi</text:p>
          </table:table-cell>
          <table:table-cell table:style-name="ce1"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4572">
            <text:p>3.4572</text:p>
          </table:table-cell>
          <table:table-cell office:value-type="float" office:value="1.8594">
            <text:p>1.8594</text:p>
          </table:table-cell>
          <table:table-cell office:value-type="float" office:value="1.3636">
            <text:p>1.3636</text:p>
          </table:table-cell>
          <table:table-cell table:style-name="ce4" office:value-type="float" office:value="5.1778">
            <text:p>5.1778</text:p>
          </table:table-cell>
          <table:table-cell table:formula="of:=([.$A$2]*[.A3])+([.$B$2]*[.B3])+([.$C$2]*[.C3])+([.$D$2]*[.D3])" office:value-type="float" office:value="-1.8947">
            <text:p>-1.8947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1961">
            <text:p>4.1961</text:p>
          </table:table-cell>
          <table:table-cell office:value-type="float" office:value="2.0484">
            <text:p>2.0484</text:p>
          </table:table-cell>
          <table:table-cell office:value-type="float" office:value="1.4312">
            <text:p>1.4312</text:p>
          </table:table-cell>
          <table:table-cell table:style-name="ce4" office:value-type="float" office:value="6.6755">
            <text:p>6.6755</text:p>
          </table:table-cell>
          <table:table-cell table:formula="of:=([.$A$2]*[.A4])+([.$B$2]*[.B4])+([.$C$2]*[.C4])+([.$D$2]*[.D4])" office:value-type="float" office:value="-2.12622">
            <text:p>-2.12622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935">
            <text:p>4.935</text:p>
          </table:table-cell>
          <table:table-cell office:value-type="float" office:value="2.2215">
            <text:p>2.2215</text:p>
          </table:table-cell>
          <table:table-cell office:value-type="float" office:value="1.4905">
            <text:p>1.4905</text:p>
          </table:table-cell>
          <table:table-cell table:style-name="ce4" office:value-type="float" office:value="8.4462">
            <text:p>8.4462</text:p>
          </table:table-cell>
          <table:table-cell table:formula="of:=([.$A$2]*[.A5])+([.$B$2]*[.B5])+([.$C$2]*[.C5])+([.$D$2]*[.D5])" office:value-type="float" office:value="-2.34965">
            <text:p>-2.34965</text:p>
          </table:table-cell>
          <table:table-cell/>
          <table:table-cell office:value-type="string">
            <text:p>theta: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6739">
            <text:p>5.6739</text:p>
          </table:table-cell>
          <table:table-cell office:value-type="float" office:value="2.382">
            <text:p>2.382</text:p>
          </table:table-cell>
          <table:table-cell office:value-type="float" office:value="1.5434">
            <text:p>1.5434</text:p>
          </table:table-cell>
          <table:table-cell table:style-name="ce4" office:value-type="float" office:value="10.0438">
            <text:p>10.0438</text:p>
          </table:table-cell>
          <table:table-cell table:formula="of:=([.$A$2]*[.A6])+([.$B$2]*[.B6])+([.$C$2]*[.C6])+([.$D$2]*[.D6])" office:value-type="float" office:value="-2.56674">
            <text:p>-2.56674</text:p>
          </table:table-cell>
          <table:table-cell/>
          <table:table-cell office:value-type="float" office:value="-0.1">
            <text:p>-0.1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4128">
            <text:p>6.4128</text:p>
          </table:table-cell>
          <table:table-cell office:value-type="float" office:value="2.5324">
            <text:p>2.5324</text:p>
          </table:table-cell>
          <table:table-cell office:value-type="float" office:value="1.5913">
            <text:p>1.5913</text:p>
          </table:table-cell>
          <table:table-cell table:style-name="ce4" office:value-type="float" office:value="11.1175">
            <text:p>11.1175</text:p>
          </table:table-cell>
          <table:table-cell table:formula="of:=([.$A$2]*[.A7])+([.$B$2]*[.B7])+([.$C$2]*[.C7])+([.$D$2]*[.D7])" office:value-type="float" office:value="-2.7788">
            <text:p>-2.7788</text:p>
          </table:table-cell>
          <table:table-cell/>
          <table:table-cell office:value-type="float" office:value="-0.2">
            <text:p>-0.2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1517">
            <text:p>7.1517</text:p>
          </table:table-cell>
          <table:table-cell office:value-type="float" office:value="2.6743">
            <text:p>2.6743</text:p>
          </table:table-cell>
          <table:table-cell office:value-type="float" office:value="1.6353">
            <text:p>1.6353</text:p>
          </table:table-cell>
          <table:table-cell table:style-name="ce4" office:value-type="float" office:value="11.5784">
            <text:p>11.5784</text:p>
          </table:table-cell>
          <table:table-cell table:formula="of:=([.$A$2]*[.A8])+([.$B$2]*[.B8])+([.$C$2]*[.C8])+([.$D$2]*[.D8])" office:value-type="float" office:value="-2.98675">
            <text:p>-2.98675</text:p>
          </table:table-cell>
          <table:table-cell/>
          <table:table-cell office:value-type="float" office:value="-0.3">
            <text:p>-0.3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8906">
            <text:p>7.8906</text:p>
          </table:table-cell>
          <table:table-cell office:value-type="float" office:value="2.809">
            <text:p>2.809</text:p>
          </table:table-cell>
          <table:table-cell office:value-type="float" office:value="1.676">
            <text:p>1.676</text:p>
          </table:table-cell>
          <table:table-cell table:style-name="ce4" office:value-type="float" office:value="11.6443">
            <text:p>11.6443</text:p>
          </table:table-cell>
          <table:table-cell table:formula="of:=([.$A$2]*[.A9])+([.$B$2]*[.B9])+([.$C$2]*[.C9])+([.$D$2]*[.D9])" office:value-type="float" office:value="-3.19122">
            <text:p>-3.19122</text:p>
          </table:table-cell>
          <table:table-cell/>
          <table:table-cell office:value-type="float" office:value="-0.4">
            <text:p>-0.4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6295">
            <text:p>8.6295</text:p>
          </table:table-cell>
          <table:table-cell office:value-type="float" office:value="2.9376">
            <text:p>2.9376</text:p>
          </table:table-cell>
          <table:table-cell office:value-type="float" office:value="1.7139">
            <text:p>1.7139</text:p>
          </table:table-cell>
          <table:table-cell table:style-name="ce4" office:value-type="float" office:value="11.7325">
            <text:p>11.7325</text:p>
          </table:table-cell>
          <table:table-cell table:formula="of:=([.$A$2]*[.A10])+([.$B$2]*[.B10])+([.$C$2]*[.C10])+([.$D$2]*[.D10])" office:value-type="float" office:value="-3.39274">
            <text:p>-3.39274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3684">
            <text:p>9.3684</text:p>
          </table:table-cell>
          <table:table-cell office:value-type="float" office:value="3.0608">
            <text:p>3.0608</text:p>
          </table:table-cell>
          <table:table-cell office:value-type="float" office:value="1.7495">
            <text:p>1.7495</text:p>
          </table:table-cell>
          <table:table-cell table:style-name="ce4" office:value-type="float" office:value="12.2465">
            <text:p>12.2465</text:p>
          </table:table-cell>
          <table:table-cell table:formula="of:=([.$A$2]*[.A11])+([.$B$2]*[.B11])+([.$C$2]*[.C11])+([.$D$2]*[.D11])" office:value-type="float" office:value="-3.59172">
            <text:p>-3.59172</text:p>
          </table:table-cell>
          <table:table-cell/>
          <table:table-cell office:value-type="string">
            <text:p>alpha = <text:s/>0.010000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1073">
            <text:p>10.1073</text:p>
          </table:table-cell>
          <table:table-cell office:value-type="float" office:value="3.1792">
            <text:p>3.1792</text:p>
          </table:table-cell>
          <table:table-cell office:value-type="float" office:value="1.783">
            <text:p>1.783</text:p>
          </table:table-cell>
          <table:table-cell table:style-name="ce4" office:value-type="float" office:value="13.3623">
            <text:p>13.3623</text:p>
          </table:table-cell>
          <table:table-cell table:formula="of:=([.$A$2]*[.A12])+([.$B$2]*[.B12])+([.$C$2]*[.C12])+([.$D$2]*[.D12])" office:value-type="float" office:value="-3.78842">
            <text:p>-3.78842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8462">
            <text:p>10.8462</text:p>
          </table:table-cell>
          <table:table-cell office:value-type="float" office:value="3.2934">
            <text:p>3.2934</text:p>
          </table:table-cell>
          <table:table-cell office:value-type="float" office:value="1.8148">
            <text:p>1.8148</text:p>
          </table:table-cell>
          <table:table-cell table:style-name="ce4" office:value-type="float" office:value="14.9358">
            <text:p>14.9358</text:p>
          </table:table-cell>
          <table:table-cell table:formula="of:=([.$A$2]*[.A13])+([.$B$2]*[.B13])+([.$C$2]*[.C13])+([.$D$2]*[.D13])" office:value-type="float" office:value="-3.98318">
            <text:p>-3.98318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.5851">
            <text:p>11.5851</text:p>
          </table:table-cell>
          <table:table-cell office:value-type="float" office:value="3.4037">
            <text:p>3.4037</text:p>
          </table:table-cell>
          <table:table-cell office:value-type="float" office:value="1.8449">
            <text:p>1.8449</text:p>
          </table:table-cell>
          <table:table-cell table:style-name="ce4" office:value-type="float" office:value="16.5858">
            <text:p>16.5858</text:p>
          </table:table-cell>
          <table:table-cell table:formula="of:=([.$A$2]*[.A14])+([.$B$2]*[.B14])+([.$C$2]*[.C14])+([.$D$2]*[.D14])" office:value-type="float" office:value="-4.17609">
            <text:p>-4.17609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.3241">
            <text:p>12.3241</text:p>
          </table:table-cell>
          <table:table-cell office:value-type="float" office:value="3.5106">
            <text:p>3.5106</text:p>
          </table:table-cell>
          <table:table-cell office:value-type="float" office:value="1.8736">
            <text:p>1.8736</text:p>
          </table:table-cell>
          <table:table-cell table:style-name="ce4" office:value-type="float" office:value="17.8961">
            <text:p>17.8961</text:p>
          </table:table-cell>
          <table:table-cell table:formula="of:=([.$A$2]*[.A15])+([.$B$2]*[.B15])+([.$C$2]*[.C15])+([.$D$2]*[.D15])" office:value-type="float" office:value="-4.36744">
            <text:p>-4.36744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.063">
            <text:p>13.063</text:p>
          </table:table-cell>
          <table:table-cell office:value-type="float" office:value="3.6143">
            <text:p>3.6143</text:p>
          </table:table-cell>
          <table:table-cell office:value-type="float" office:value="1.9011">
            <text:p>1.9011</text:p>
          </table:table-cell>
          <table:table-cell table:style-name="ce4" office:value-type="float" office:value="18.6286">
            <text:p>18.6286</text:p>
          </table:table-cell>
          <table:table-cell table:formula="of:=([.$A$2]*[.A16])+([.$B$2]*[.B16])+([.$C$2]*[.C16])+([.$D$2]*[.D16])" office:value-type="float" office:value="-4.55733">
            <text:p>-4.5573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.8019">
            <text:p>13.8019</text:p>
          </table:table-cell>
          <table:table-cell office:value-type="float" office:value="3.7151">
            <text:p>3.7151</text:p>
          </table:table-cell>
          <table:table-cell office:value-type="float" office:value="1.9275">
            <text:p>1.9275</text:p>
          </table:table-cell>
          <table:table-cell table:style-name="ce4" office:value-type="float" office:value="18.8418">
            <text:p>18.8418</text:p>
          </table:table-cell>
          <table:table-cell table:formula="of:=([.$A$2]*[.A17])+([.$B$2]*[.B17])+([.$C$2]*[.C17])+([.$D$2]*[.D17])" office:value-type="float" office:value="-4.74591">
            <text:p>-4.74591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.5408">
            <text:p>14.5408</text:p>
          </table:table-cell>
          <table:table-cell office:value-type="float" office:value="3.8132">
            <text:p>3.8132</text:p>
          </table:table-cell>
          <table:table-cell office:value-type="float" office:value="1.9528">
            <text:p>1.9528</text:p>
          </table:table-cell>
          <table:table-cell table:style-name="ce4" office:value-type="float" office:value="18.8611">
            <text:p>18.8611</text:p>
          </table:table-cell>
          <table:table-cell table:formula="of:=([.$A$2]*[.A18])+([.$B$2]*[.B18])+([.$C$2]*[.C18])+([.$D$2]*[.D18])" office:value-type="float" office:value="-4.93324">
            <text:p>-4.93324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.2797">
            <text:p>15.2797</text:p>
          </table:table-cell>
          <table:table-cell office:value-type="float" office:value="3.9089">
            <text:p>3.9089</text:p>
          </table:table-cell>
          <table:table-cell office:value-type="float" office:value="1.9771">
            <text:p>1.9771</text:p>
          </table:table-cell>
          <table:table-cell table:style-name="ce4" office:value-type="float" office:value="19.1117">
            <text:p>19.1117</text:p>
          </table:table-cell>
          <table:table-cell table:formula="of:=([.$A$2]*[.A19])+([.$B$2]*[.B19])+([.$C$2]*[.C19])+([.$D$2]*[.D19])" office:value-type="float" office:value="-5.11945">
            <text:p>-5.11945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0186">
            <text:p>16.0186</text:p>
          </table:table-cell>
          <table:table-cell office:value-type="float" office:value="4.0023">
            <text:p>4.0023</text:p>
          </table:table-cell>
          <table:table-cell office:value-type="float" office:value="2.0006">
            <text:p>2.0006</text:p>
          </table:table-cell>
          <table:table-cell table:style-name="ce4" office:value-type="float" office:value="19.8964">
            <text:p>19.8964</text:p>
          </table:table-cell>
          <table:table-cell table:formula="of:=([.$A$2]*[.A20])+([.$B$2]*[.B20])+([.$C$2]*[.C20])+([.$D$2]*[.D20])" office:value-type="float" office:value="-5.30465">
            <text:p>-5.30465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7575">
            <text:p>16.7575</text:p>
          </table:table-cell>
          <table:table-cell office:value-type="float" office:value="4.0936">
            <text:p>4.0936</text:p>
          </table:table-cell>
          <table:table-cell office:value-type="float" office:value="2.0233">
            <text:p>2.0233</text:p>
          </table:table-cell>
          <table:table-cell table:style-name="ce4" office:value-type="float" office:value="21.2363">
            <text:p>21.2363</text:p>
          </table:table-cell>
          <table:table-cell table:formula="of:=([.$A$2]*[.A21])+([.$B$2]*[.B21])+([.$C$2]*[.C21])+([.$D$2]*[.D21])" office:value-type="float" office:value="-5.4889">
            <text:p>-5.4889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.4964">
            <text:p>17.4964</text:p>
          </table:table-cell>
          <table:table-cell office:value-type="float" office:value="4.1829">
            <text:p>4.1829</text:p>
          </table:table-cell>
          <table:table-cell office:value-type="float" office:value="2.0452">
            <text:p>2.0452</text:p>
          </table:table-cell>
          <table:table-cell table:style-name="ce4" office:value-type="float" office:value="22.8612">
            <text:p>22.8612</text:p>
          </table:table-cell>
          <table:table-cell table:formula="of:=([.$A$2]*[.A22])+([.$B$2]*[.B22])+([.$C$2]*[.C22])+([.$D$2]*[.D22])" office:value-type="float" office:value="-5.67223">
            <text:p>-5.67223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</meta:initial-creator>
    <meta:creation-date>2014-09-28T12:16:06</meta:creation-date>
    <dc:date>2014-09-28T12:28:30</dc:date>
    <dc:creator>scott </dc:creator>
    <meta:editing-duration>PT9M20S</meta:editing-duration>
    <meta:editing-cycles>3</meta:editing-cycles>
    <meta:generator>LibreOffice/4.0.4.2$Linux_X86_64 LibreOffice_project/400m0$Build-2</meta:generator>
    <meta:document-statistic meta:table-count="1" meta:cell-count="136" meta:object-count="0"/>
  </office:meta>
</office:document-meta>
</file>